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33cm" fo:min-width="1.98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9cm" fo:min-width="1.12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04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8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414cm" fo:min-width="1.822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994cm" fo:min-width="2.1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0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045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.144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994cm" fo:min-width="2.154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852cm" fo:min-width="3.314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851cm" fo:min-width="1.905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413cm" fo:min-width="2.4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1.128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579cm" fo:min-width="2.438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579cm" fo:min-width="2.948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75cm" fo:min-width="2.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text-properties fo:font-size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87cm" svg:height="0.58cm" svg:x="12.482cm" svg:y="2.911cm">
          <text:p text:style-name="P1">Graph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25cm" svg:y1="2.911cm" svg:x2="13.725cm" svg:y2="2.579cm">
          <text:p/>
        </draw:line>
        <draw:frame draw:style-name="gr3" draw:text-style-name="P3" draw:layer="layout" svg:width="1.954cm" svg:height="0.802cm" draw:transform="rotate (-1.5707963267949) translate (14.127cm 1.022cm)">
          <draw:text-box>
            <text:p text:style-name="P2"><text:span text:style-name="T1">Page -</text:span></text:p>
          </draw:text-box>
        </draw:frame>
        <draw:line draw:style-name="gr2" draw:text-style-name="P1" draw:layer="layout" svg:x1="13.891cm" svg:y1="3.491cm" svg:x2="10.989cm" svg:y2="6.393cm">
          <text:p/>
        </draw:line>
        <draw:line draw:style-name="gr2" draw:text-style-name="P1" draw:layer="layout" svg:x1="13.891cm" svg:y1="3.491cm" svg:x2="13.891cm" svg:y2="6.31cm">
          <text:p/>
        </draw:line>
        <draw:line draw:style-name="gr2" draw:text-style-name="P1" draw:layer="layout" svg:x1="13.891cm" svg:y1="3.491cm" svg:x2="16.793cm" svg:y2="6.393cm">
          <text:p/>
        </draw:line>
        <draw:line draw:style-name="gr4" draw:text-style-name="P1" draw:layer="layout" svg:x1="12.565cm" svg:y1="4.403cm" svg:x2="12.15cm" svg:y2="4.818cm">
          <text:p/>
        </draw:line>
        <draw:line draw:style-name="gr4" draw:text-style-name="P1" draw:layer="layout" svg:x1="15.164cm" svg:y1="4.155cm" svg:x2="16.379cm" svg:y2="4.652cm">
          <text:p/>
        </draw:line>
        <draw:line draw:style-name="gr4" draw:text-style-name="P1" draw:layer="layout" svg:x1="14.14cm" svg:y1="4.072cm" svg:x2="14.72cm" svg:y2="4.652cm">
          <text:p/>
        </draw:line>
        <draw:line draw:style-name="gr2" draw:text-style-name="P1" draw:layer="layout" svg:x1="13.891cm" svg:y1="3.491cm" svg:x2="21.022cm" svg:y2="6.31cm">
          <text:p/>
        </draw:line>
        <draw:line draw:style-name="gr2" draw:text-style-name="P1" draw:layer="layout" svg:x1="6.429cm" svg:y1="6.31cm" svg:x2="13.809cm" svg:y2="3.491cm">
          <text:p/>
        </draw:line>
        <draw:custom-shape draw:style-name="gr5" draw:text-style-name="P1" draw:layer="layout" svg:width="0.414cm" svg:height="0.414cm" svg:x="12.565cm" svg:y="4.0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632cm" svg:height="0.802cm" draw:transform="rotate (0.0633554518473942) translate (13.098cm 4.104cm)">
          <draw:text-box>
            <text:p text:style-name="P2"><text:span text:style-name="T1">b</text:span></text:p>
          </draw:text-box>
        </draw:frame>
        <draw:line draw:style-name="gr2" draw:text-style-name="P1" draw:layer="layout" svg:x1="13.892cm" svg:y1="3.491cm" svg:x2="3.61cm" svg:y2="6.393cm">
          <text:p/>
        </draw:line>
        <draw:custom-shape draw:style-name="gr7" draw:text-style-name="P4" draw:layer="layout" svg:width="2.322cm" svg:height="0.664cm" svg:x="2.2cm" svg:y="6.476cm">
          <text:p text:style-name="P1"><text:span text:style-name="T1">Get 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53cm" svg:height="1.244cm" svg:x="5.268cm" svg:y="6.31cm">
          <text:p text:style-name="P1">Display</text:p>
          <text:p text:style-name="P1">Bar Char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53cm" svg:height="1.244cm" svg:x="8.668cm" svg:y="6.31cm">
          <text:p text:style-name="P1">Display</text:p>
          <text:p text:style-name="P1">Pie Chart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.326cm" svg:height="0.802cm" draw:transform="rotate (0.483805268652828) translate (7.5cm 5.274cm)">
          <draw:text-box>
            <text:p text:style-name="P2"><text:span text:style-name="T1">b</text:span></text:p>
          </draw:text-box>
        </draw:frame>
        <draw:line draw:style-name="gr4" draw:text-style-name="P1" draw:layer="layout" svg:x1="8.502cm" svg:y1="5.315cm" svg:x2="7.507cm" svg:y2="5.73cm">
          <text:p/>
        </draw:line>
        <draw:custom-shape draw:style-name="gr5" draw:text-style-name="P1" draw:layer="layout" svg:width="0.414cm" svg:height="0.414cm" svg:x="8.502cm" svg:y="4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995cm" svg:height="0.802cm" draw:transform="rotate (0.705113017805709) translate (11.788cm 4.285cm)">
          <draw:text-box>
            <text:p text:style-name="P2"><text:span text:style-name="T1">b</text:span></text:p>
          </draw:text-box>
        </draw:frame>
        <draw:frame draw:style-name="gr10" draw:text-style-name="P3" draw:layer="layout" svg:width="0.568cm" svg:height="0.802cm" draw:transform="rotate (0.706858347057703) translate (13.705cm 4.388cm)">
          <draw:text-box>
            <text:p text:style-name="P2"><text:span text:style-name="T1">b</text:span></text:p>
          </draw:text-box>
        </draw:frame>
        <draw:custom-shape draw:style-name="gr11" draw:text-style-name="P1" draw:layer="layout" svg:width="0.415cm" svg:height="0.415cm" draw:transform="rotate (1.30899693899575) translate (14.72cm 4.2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331cm" svg:height="0.331cm" svg:x="13.892cm" svg:y="3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15cm" svg:height="0.414cm" svg:x="12.565cm" svg:y="4.0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765cm" svg:height="0.802cm" draw:transform="rotate (1.08838732154366) translate (14.909cm 4.724cm)">
          <draw:text-box>
            <text:p text:style-name="P2"><text:span text:style-name="T1">b</text:span></text:p>
          </draw:text-box>
        </draw:frame>
        <draw:line draw:style-name="gr4" draw:text-style-name="P1" draw:layer="layout" svg:x1="13.643cm" svg:y1="4.238cm" svg:x2="13.643cm" svg:y2="5.067cm">
          <text:p/>
        </draw:line>
        <draw:custom-shape draw:style-name="gr11" draw:text-style-name="P1" draw:layer="layout" svg:width="0.414cm" svg:height="0.415cm" svg:x="13.477cm" svg:y="3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49cm" svg:height="0.249cm" svg:x="12.15cm" svg:y="3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15cm" svg:y1="3.657cm" svg:x2="11.354cm" svg:y2="3.906cm">
          <text:p/>
        </draw:line>
        <draw:frame draw:style-name="gr13" draw:text-style-name="P3" draw:layer="layout" svg:width="0.777cm" svg:height="0.802cm" svg:x="11.589cm" svg:y="3.238cm">
          <draw:text-box>
            <text:p text:style-name="P2"><text:span text:style-name="T1">a</text:span></text:p>
          </draw:text-box>
        </draw:frame>
        <draw:custom-shape draw:style-name="gr12" draw:text-style-name="P1" draw:layer="layout" svg:width="0.248cm" svg:height="0.249cm" svg:x="5.318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6cm" svg:y1="5.979cm" svg:x2="6.428cm" svg:y2="5.72cm">
          <text:p/>
        </draw:line>
        <draw:frame draw:style-name="gr6" draw:text-style-name="P3" draw:layer="layout" svg:width="0.644cm" svg:height="0.802cm" svg:x="5.453cm" svg:y="5.808cm">
          <draw:text-box>
            <text:p text:style-name="P2"><text:span text:style-name="T1">b</text:span></text:p>
          </draw:text-box>
        </draw:frame>
        <draw:custom-shape draw:style-name="gr14" draw:text-style-name="P1" draw:layer="layout" svg:width="2.654cm" svg:height="1.244cm" svg:x="12.343cm" svg:y="6.335cm">
          <text:p text:style-name="P1">Display</text:p>
          <text:p text:style-name="P1">Line Graph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14cm" svg:height="1.102cm" svg:x="15.301cm" svg:y="6.31cm">
          <text:p text:style-name="P1">Display</text:p>
          <text:p text:style-name="P1">Scatter Diagram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405cm" svg:height="1.101cm" svg:x="19.695cm" svg:y="6.328cm">
          <text:p text:style-name="P1">Display</text:p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02cm" svg:height="0.663cm" svg:x="12.482cm" svg:y="9.627cm">
          <text:p text:style-name="P1">Reading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909cm" svg:y1="9.627cm" svg:x2="13.909cm" svg:y2="9.295cm">
          <text:p/>
        </draw:line>
        <draw:frame draw:style-name="gr18" draw:text-style-name="P3" draw:layer="layout" svg:width="1.954cm" svg:height="0.802cm" draw:transform="rotate (-1.5707963267949) translate (14.311cm 7.738cm)">
          <draw:text-box>
            <text:p text:style-name="P2"><text:span text:style-name="T1">Page -</text:span></text:p>
          </draw:text-box>
        </draw:frame>
        <draw:line draw:style-name="gr2" draw:text-style-name="P1" draw:layer="layout" svg:x1="13.726cm" svg:y1="10.29cm" svg:x2="10.409cm" svg:y2="12.612cm">
          <text:p/>
        </draw:line>
        <draw:line draw:style-name="gr2" draw:text-style-name="P1" draw:layer="layout" svg:x1="13.643cm" svg:y1="12.529cm" svg:x2="13.726cm" svg:y2="10.29cm">
          <text:p/>
        </draw:line>
        <draw:line draw:style-name="gr2" draw:text-style-name="P1" draw:layer="layout" svg:x1="17.125cm" svg:y1="12.612cm" svg:x2="13.725cm" svg:y2="10.29cm">
          <text:p/>
        </draw:line>
        <draw:custom-shape draw:style-name="gr19" draw:text-style-name="P4" draw:layer="layout" svg:width="2.938cm" svg:height="0.829cm" svg:x="8.3cm" svg:y="12.612cm">
          <text:p text:style-name="P1"><text:span text:style-name="T1">Add Read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938cm" svg:height="0.829cm" svg:x="11.7cm" svg:y="12.612cm">
          <text:p text:style-name="P1"><text:span text:style-name="T1">Edit Read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448cm" svg:height="0.829cm" svg:x="15.052cm" svg:y="12.612cm">
          <text:p text:style-name="P1"><text:span text:style-name="T1">Delete Read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3.3cm" svg:height="2cm" svg:x="3.6cm" svg:y="8.9cm">
          <text:p/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3.385cm" svg:height="1.916cm" svg:x="3.6cm" svg:y="9cm">
          <draw:text-box>
            <text:p><text:span text:style-name="T2">Key:</text:span></text:p>
            <text:p><text:span text:style-name="T2">a = database</text:span></text:p>
            <text:p><text:span text:style-name="T2">b = data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20:45:05.587000000</meta:creation-date>
    <dc:date>2015-01-16T16:08:15.870000000</dc:date>
    <meta:editing-duration>PT1H13M49S</meta:editing-duration>
    <meta:editing-cycles>4</meta:editing-cycles>
    <meta:generator>LibreOffice/4.3.2.2$Windows_x86 LibreOffice_project/edfb5295ba211bd31ad47d0bad0118690f76407d</meta:generator>
    <meta:document-statistic meta:object-count="48"/>
  </office:meta>
</office:document-meta>
</file>